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>GroupBuild Email Strategy Document</text:h>
      <text:h text:outline-level="2">1. Tiered Hybrid Email Architecture</text:h>
      <text:h text:outline-level="3">Tier 1 – Public-Facing (Low Sensitivity)</text:h>
      <text:p text:style-name="Standard">Purpose: General info, newsletters, event invites, contact forms</text:p>
      <text:p text:style-name="Standard">Provider: Google Workspace or Zoho Mail</text:p>
      <text:p text:style-name="Standard">Notes: High deliverability, easy tools, good spam filters</text:p>
      <text:h text:outline-level="3">Tier 2 – Member Communication (Moderate Sensitivity)</text:h>
      <text:p text:style-name="Standard">Purpose: Group chat notifications, internal updates</text:p>
      <text:p text:style-name="Standard">Provider: Tutanota or Skiff (custom domain preferred)</text:p>
      <text:p text:style-name="Standard">Notes: Strong privacy, metadata shielding, encrypted comms</text:p>
      <text:h text:outline-level="3">Tier 3 – Admin/Trustee/Legal Channels (High Sensitivity)</text:h>
      <text:p text:style-name="Standard">Purpose: Sensitive complaints, legal and trustee communications</text:p>
      <text:p text:style-name="Standard">Provider: ProtonMail or self-hosted Mailcow with Tor</text:p>
      <text:p text:style-name="Standard">Notes: Full encryption, hidden inboxes, maximum control</text:p>
      <text:h text:outline-level="2">2. Security Layers</text:h>
      <text:list>
        <text:list-item>
          <text:p>Metadata Minimization via encrypted providers</text:p>
        </text:list-item>
        <text:list-item>
          <text:p>Enable DNSSEC + DANE (if self-hosted)</text:p>
        </text:list-item>
        <text:list-item>
          <text:p>OpenPGP keys for Tier 3</text:p>
        </text:list-item>
        <text:list-item>
          <text:p>Mandatory 2FA for all admins</text:p>
        </text:list-item>
        <text:list-item>
          <text:p>Use subdomains for tier separation (e.g., secure@...)</text:p>
        </text:list-item>
        <text:list-item>
          <text:p>Anonymous web forms for whistleblowers</text:p>
        </text:list-item>
      </text:list>
      <text:h text:outline-level="2">3. Threat Model</text:h>
      <text:list>
        <text:list-item>
          <text:p>Phishing and impersonation – Mitigated by SPF/DKIM/DMARC and 2FA</text:p>
        </text:list-item>
        <text:list-item>
          <text:p>Data leakage via metadata – Mitigated by encrypted providers (Skiff, Proton, Tutanota)</text:p>
        </text:list-item>
        <text:list-item>
          <text:p>Inbox compromise – Addressed by device hardening and MFA</text:p>
        </text:list-item>
        <text:list-item>
          <text:p>DNS tampering – DNSSEC and secure domain registrars help prevent this</text:p>
        </text:list-item>
      </text:list>
      <text:h text:outline-level="2">4. Implementation Checklist</text:h>
      <text:list>
        <text:list-item>
          <text:p>✅ Register main domain and subdomains on GoDaddy</text:p>
        </text:list-item>
        <text:list-item>
          <text:p>✅ Configure DNS (SPF, DKIM, DMARC) for all email tiers</text:p>
        </text:list-item>
        <text:list-item>
          <text:p>✅ Create admin accounts with ProtonMail or Mailcow</text:p>
        </text:list-item>
        <text:list-item>
          <text:p>✅ Set up Zoho or Gmail for public-facing use</text:p>
        </text:list-item>
        <text:list-item>
          <text:p>✅ Assign internal comms to Skiff or Tutanota</text:p>
        </text:list-item>
        <text:list-item>
          <text:p>✅ Test end-to-end encryption and alias rotation</text:p>
        </text:list-item>
        <text:list-item>
          <text:p>✅ Publish OpenPGP keys for encrypted contact</text:p>
        </text:list-item>
        <text:list-item>
          <text:p>✅ Enforce 2FA across all logins</text:p>
        </text:list-item>
      </text:list>
      <text:h text:outline-level="2">5. Suggested Providers and Pricing</text:h>
      <table:table>
        <table:table-row>
          <table:table-cell>
            <text:p>Provider</text:p>
          </table:table-cell>
          <table:table-cell>
            <text:p>Use Tier</text:p>
          </table:table-cell>
          <table:table-cell>
            <text:p>Monthly Cost</text:p>
          </table:table-cell>
          <table:table-cell>
            <text:p>Key Features</text:p>
          </table:table-cell>
        </table:table-row>
        <table:table-row>
          <table:table-cell>
            <text:p>ProtonMail</text:p>
          </table:table-cell>
          <table:table-cell>
            <text:p>Tier 3</text:p>
          </table:table-cell>
          <table:table-cell>
            <text:p>$5–10</text:p>
          </table:table-cell>
          <table:table-cell>
            <text:p>End-to-end encryption, zero-access</text:p>
          </table:table-cell>
        </table:table-row>
        <table:table-row>
          <table:table-cell>
            <text:p>Skiff Mail</text:p>
          </table:table-cell>
          <table:table-cell>
            <text:p>Tier 2</text:p>
          </table:table-cell>
          <table:table-cell>
            <text:p>Free–$10</text:p>
          </table:table-cell>
          <table:table-cell>
            <text:p>Encrypted, anonymous IDs</text:p>
          </table:table-cell>
        </table:table-row>
        <table:table-row>
          <table:table-cell>
            <text:p>Zoho Mail</text:p>
          </table:table-cell>
          <table:table-cell>
            <text:p>Tier 1</text:p>
          </table:table-cell>
          <table:table-cell>
            <text:p>$1–4</text:p>
          </table:table-cell>
          <table:table-cell>
            <text:p>Business mail, SPF/DKIM/DMARC</text:p>
          </table:table-cell>
        </table:table-row>
        <table:table-row>
          <table:table-cell>
            <text:p>Google Workspace</text:p>
          </table:table-cell>
          <table:table-cell>
            <text:p>Tier 1</text:p>
          </table:table-cell>
          <table:table-cell>
            <text:p>$6</text:p>
          </table:table-cell>
          <table:table-cell>
            <text:p>High deliverability, productivity tools</text:p>
          </table:table-cell>
        </table:table-row>
        <table:table-row>
          <table:table-cell>
            <text:p>Tutanota</text:p>
          </table:table-cell>
          <table:table-cell>
            <text:p>Tier 2</text:p>
          </table:table-cell>
          <table:table-cell>
            <text:p>$1.20–$7.20</text:p>
          </table:table-cell>
          <table:table-cell>
            <text:p>Encrypted and privacy-first</text:p>
          </table:table-cell>
        </table:table-row>
        <table:table-row>
          <table:table-cell>
            <text:p>Mailcow (self-hosted)</text:p>
          </table:table-cell>
          <table:table-cell>
            <text:p>Tier 3</text:p>
          </table:table-cell>
          <table:table-cell>
            <text:p>~$10–15</text:p>
          </table:table-cell>
          <table:table-cell>
            <text:p>Full control, best for advanced users</text:p>
          </table:table-cell>
        </table:table-row>
      </table:table>
      <text:h text:outline-level="2">6. Visual Flowchart</text:h>
      <text:p text:style-name="Standard">[Insert visual flowchart showing email routing by sensitivity tier. Flow starts from 'User Inquiry' and branches to Tier 1 (Info), Tier 2 (Members), and Tier 3 (Secure).]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Standard" style:family="paragraph" style:display-name="Standard">
      <style:text-properties fo:font-size="11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